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Open Sans ExtraBold" svg:font-family="'Open Sans ExtraBold'" style:font-family-generic="roman" style:font-pitch="variable"/>
    <style:font-face style:name="Open Sans ExtraBold1" svg:font-family="'Open Sans ExtraBold'" style:font-family-generic="system" style:font-pitch="variable"/>
    <style:font-face style:name="Open Sans Light" svg:font-family="'Open Sans Light'" style:font-family-generic="roman" style:font-pitch="variable"/>
    <style:font-face style:name="Open Sans Light1" svg:font-family="'Open Sans Ligh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ing_20_2">
      <style:text-properties officeooo:paragraph-rsid="000ea3d6"/>
    </style:style>
    <style:style style:name="P4" style:family="paragraph" style:parent-style-name="List_20_Paragraph" style:list-style-name="WWNum2"/>
    <style:style style:name="P5" style:family="paragraph" style:parent-style-name="List_20_Paragraph" style:list-style-name="WWNum3"/>
    <style:style style:name="P6" style:family="paragraph" style:parent-style-name="List_20_Paragraph" style:list-style-name="WWNum4"/>
    <style:style style:name="P7" style:family="paragraph" style:parent-style-name="Standard">
      <style:paragraph-properties fo:text-align="end" style:justify-single-word="false"/>
    </style:style>
    <style:style style:name="P8" style:family="paragraph" style:parent-style-name="Standard" style:list-style-name="WWNum5"/>
    <style:style style:name="P9" style:family="paragraph" style:parent-style-name="Standard" style:list-style-name="WWNum7"/>
    <style:style style:name="P10" style:family="paragraph" style:parent-style-name="Standard">
      <style:text-properties officeooo:paragraph-rsid="000ea3d6"/>
    </style:style>
    <style:style style:name="P11" style:family="paragraph" style:parent-style-name="Text_20_body" style:list-style-name="WWNum6">
      <style:paragraph-properties fo:margin-left="1.251cm" fo:margin-right="0cm" fo:margin-top="0cm" fo:margin-bottom="0.247cm" style:contextual-spacing="false" fo:text-indent="-0.499cm" style:auto-text-indent="false">
        <style:tab-stops>
          <style:tab-stop style:position="0cm"/>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irtualización</text:h>
      <text:p text:style-name="P7">Javier Guerra, febrero 2024</text:p>
      <text:p text:style-name="P7"><text:bookmark text:name="_GoBack"/></text:p>
      <text:h text:style-name="Heading_20_2" text:outline-level="2">Concepto de virtualización</text:h>
      <text:p text:style-name="Standard"><text:span text:style-name="T2">Emulación</text:span> vs. <text:span text:style-name="T2">Virtualización</text:span> vs. <text:span text:style-name="T2">Contenedores</text:span>.</text:p>
      <text:list xml:id="list1328967725" text:style-name="WWNum2">
        <text:list-item>
          <text:p text:style-name="P4"><text:span text:style-name="T2">Emulación</text:span>: Simula o reconstruye un entorno. Ej. DosBox.</text:p>
        </text:list-item>
        <text:list-item>
          <text:p text:style-name="P4"><text:span text:style-name="T2">Virtualización</text:span>: Un programa que corre en un host y que acapara recursos propios que le resta al sistema. Ej. Virtualbox, VM Ware, WSL, KVM…</text:p>
        </text:list-item>
        <text:list-item>
          <text:p text:style-name="P4"><text:span text:style-name="T2">Contenedores</text:span>: Sistema aislado que comparte los recursos y cohesiste con el mismo sistema operativo host. Ej. Docker.</text:p>
        </text:list-item>
      </text:list>
      <text:p text:style-name="Standard"><text:a xlink:type="simple" xlink:href="https://www.campusmvp.es/recursos/post/que-diferencia-hay-entre-docker-contenedores-y-maquinas-virtuales.aspx" text:style-name="Internet_20_link" text:visited-style-name="Visited_20_Internet_20_Link"><text:span text:style-name="Internet_20_link">https://www.campusmvp.es/recursos/post/que-diferencia-hay-entre-docker-contenedores-y-maquinas-virtuales.aspx</text:span></text:a></text:p>
      <text:p text:style-name="Standard"><text:span text:style-name="T1">Máquina virtual:</text:span> Una máquina virtual (VM) es un entorno informático aislado que se crea mediante la extracción de recursos de una máquina física. Estos recursos pueden incluir CPU, memoria, almacenamiento y red. Las máquinas virtuales son archivos informáticos que se ejecutan en un ordenador físico y se comportan como ordenadores físicos independientes. Poseen su propio sistema operativo y aplicaciones y operan como si fueran sistemas informáticos separados, aunque en realidad se ejecutan en el hardware del host.</text:p>
      <text:p text:style-name="Standard"><text:span text:style-name="T1">Host</text:span>: la máquina física que actúa como el sistema base sobre el cual se ejecutan las máquinas virtuales. El host proporciona los recursos de hardware, como CPU, memoria RAM, discos duros, y otros periféricos, que son virtualizados y luego distribuidos a las máquinas virtuales</text:p>
      <text:p text:style-name="Standard"><text:span text:style-name="T1">Hipervisor</text:span>: Un hipervisor, también conocido como supervisor de máquina virtual (VMM), es un software que crea y administra máquinas virtuales (VM). Actúa como una capa de abstracción entre el hardware físico del host y las máquinas virtuales invitadas.</text:p>
      <text:h text:style-name="Heading_20_2" text:outline-level="2">Casos de uso</text:h>
      <text:p text:style-name="Standard">Escritorios virtuales, configuraciones específicas de equipos, y otros, aprovecha:</text:p>
      <text:list xml:id="list1797467095" text:style-name="WWNum3">
        <text:list-item>
          <text:p text:style-name="P5">Desarrollo y pruebas</text:p>
        </text:list-item>
        <text:list-item>
          <text:p text:style-name="P5">Conservación y aprovechamiento de recursos</text:p>
        </text:list-item>
        <text:list-item>
          <text:p text:style-name="P5">Disponibilidad inmediata sin dependencias de hardware</text:p>
        </text:list-item>
        <text:list-item>
          <text:p text:style-name="P5">Portabilidad</text:p>
        </text:list-item>
        <text:list-item>
          <text:p text:style-name="P5">Interactividad con el sistema host</text:p>
        </text:list-item>
        <text:list-item>
          <text:p text:style-name="P5">Seguridad</text:p>
        </text:list-item>
      </text:list>
      <text:h text:style-name="Heading_20_2" text:outline-level="2">Posibilidades de la virtualización</text:h>
      <text:list xml:id="list2670977622" text:style-name="WWNum4">
        <text:list-item>
          <text:p text:style-name="P6">Redes virtuales</text:p>
        </text:list-item>
        <text:list-item>
          <text:p text:style-name="P6">Almacenamiento virtual</text:p>
        </text:list-item>
        <text:list-item>
          <text:p text:style-name="P6">Migraciones de datos</text:p>
        </text:list-item>
        <text:list-item>
          <text:p text:style-name="P6">Copias de seguridad</text:p>
        </text:list-item>
      </text:list>
      <text:h text:style-name="Heading_20_1" text:outline-level="1"><text:span text:style-name="Strong"><text:span text:style-name="T1">IMPORTANTE</text:span></text:span></text:h>
      <text:p text:style-name="Standard"><text:span text:style-name="Strong">Errores de virtualización: </text:span><text:span text:style-name="Strong"><text:span text:style-name="T3">En algunos casos, virtualbox va a requerir que activemos la virtualización en la BIOS/UEFI (Hyper-V). Esto lo hará mediante un mensaje de error que nos mostrará el programa cuando iniciemos la máquina virtual. para hacerlo, debemos seguir las indicaciones del fabricante del ordenador sobre cómo activar la virtualización.</text:span></text:span></text:p>
      <text:h text:style-name="Heading_20_2" text:outline-level="2"><text:soft-page-break/><text:span text:style-name="Strong"><text:span text:style-name="T1">Formatos de ficheros de virtualización</text:span></text:span></text:h>
      <text:p text:style-name="Standard"><text:span text:style-name="Strong"><text:span text:style-name="T3">Los sistemas virtualizados son contenidos en ficheros en el sistema host con estos formatos:</text:span></text:span></text:p>
      <text:list xml:id="list959809973" text:style-name="WWNum5">
        <text:list-item>
          <text:p text:style-name="P8"><text:span text:style-name="Strong"><text:span text:style-name="T3">Open Virtual Appliance (</text:span></text:span><text:span text:style-name="Strong"><text:span text:style-name="T2">OVA</text:span></text:span><text:span text:style-name="Strong"><text:span text:style-name="T3">): Un formato abierto que permite la importación de imágenes con varios discos duros.</text:span></text:span></text:p>
        </text:list-item>
        <text:list-item>
          <text:p text:style-name="P8"><text:span text:style-name="Strong"><text:span text:style-name="T3">Stream-optimized ESX Virtual Machine Disk (</text:span></text:span><text:span text:style-name="Strong"><text:span text:style-name="T2">VMDK</text:span></text:span><text:span text:style-name="Strong"><text:span text:style-name="T3">): Compatible con productos de virtualización VMware ESX y VMware vSphere.</text:span></text:span></text:p>
        </text:list-item>
        <text:list-item>
          <text:p text:style-name="P8"><text:span text:style-name="Strong"><text:span text:style-name="T3">Disco Duro Virtual Dinámico (</text:span></text:span><text:span text:style-name="Strong"><text:span text:style-name="T2">VHD/VHDX</text:span></text:span><text:span text:style-name="Strong"><text:span text:style-name="T3">): Son compatibles con los productos de virtualización Microsoft Hyper-V, Microsoft Azure y Citrix Xen.</text:span></text:span></text:p>
        </text:list-item>
        <text:list-item>
          <text:p text:style-name="P8"><text:span text:style-name="Strong"><text:span text:style-name="T3">QEMU Copy on Write (</text:span></text:span><text:span text:style-name="Strong"><text:span text:style-name="T2">QCOW2</text:span></text:span><text:span text:style-name="Strong"><text:span text:style-name="T3">): Es un formato de archivo de imagen de disco duro virtual que soporta copias de seguridad y snapshots, y se utiliza en muchas plataformas de virtualización.</text:span></text:span></text:p>
        </text:list-item>
        <text:list-item>
          <text:p text:style-name="P8"><text:span text:style-name="Strong"><text:span text:style-name="T3">Virtual Disk Image (</text:span></text:span><text:span text:style-name="Strong"><text:span text:style-name="T2">VDI</text:span></text:span><text:span text:style-name="Strong"><text:span text:style-name="T3">): Utilizado por Oracle VM VirtualBox para almacenar máquinas virtuales.</text:span></text:span></text:p>
        </text:list-item>
        <text:list-item>
          <text:p text:style-name="P8"><text:span text:style-name="Strong"><text:span text:style-name="T3">Virtual Machine Disk (</text:span></text:span><text:span text:style-name="Strong"><text:span text:style-name="T2">VMDK</text:span></text:span><text:span text:style-name="Strong"><text:span text:style-name="T3">): Un formato de disco utilizado por VMware para almacenar máquinas virtuales.</text:span></text:span></text:p>
        </text:list-item>
        <text:list-item>
          <text:p text:style-name="P8"><text:span text:style-name="Strong"><text:span text:style-name="T3">Archivo de Oracle Cloud Infrastructure (</text:span></text:span><text:span text:style-name="Strong"><text:span text:style-name="T2">OCI</text:span></text:span><text:span text:style-name="Strong"><text:span text:style-name="T3">): Contiene una imagen QCOW2 y metadatos de OCI, útil para exportar imágenes personalizadas.</text:span></text:span></text:p>
        </text:list-item>
      </text:list>
      <text:h text:style-name="Heading_20_2" text:outline-level="2"><text:span text:style-name="Strong"><text:span text:style-name="T1">El mundo Linux</text:span></text:span></text:h>
      <text:p text:style-name="Standard"><text:span text:style-name="Strong">Wine “</text:span><text:span text:style-name="Strong"><text:span text:style-name="T3">Wine Is Not an Emulator”, es una capa de compatibilidad que permite ejecutar aplicaciones y juegos de Windows en sistemas operativos POSIX compatibles, como Linux, macOS y BSD. A diferencia de los emuladores y las máquinas virtuales, Wine no emula la lógica interna de Windows ni realiza emulación de CPU. En lugar de ello, traduce las llamadas de la API de Windows en llamadas POSIX en tiempo real, lo que elimina las penalizaciones de rendimiento y memoria que podrían surgir con otros métodos y permite integrar aplicaciones de Windows en tu escritorio de manera limpia.</text:span></text:span></text:p>
      <text:p text:style-name="Standard"><text:span text:style-name="Strong"><text:span text:style-name="T2">KVM</text:span></text:span><text:span text:style-name="Strong"><text:span text:style-name="T3"> (Kernel-based Virtual Machine): Es una solución de virtualización de nivel de kernel que forma parte del kernel de Linux. Es compatible con una variedad de hypervisores, incluyendo qemu. Puede usarse con la interfaz gráfica “virt-manager”, “botellas”, “boxes” u otras.</text:span></text:span></text:p>
      <text:p text:style-name="Standard"><text:span text:style-name="Strong"><text:span text:style-name="T2">QEMU</text:span></text:span><text:span text:style-name="Strong"><text:span text:style-name="T3"> puede emular una amplia gama de arquitecturas de procesadores y sistemas operativos, y se utiliza en combinación con KVM.</text:span></text:span></text:p>
      <text:p text:style-name="P10"><text:span text:style-name="Strong"><text:span text:style-name="T2">DOSBox</text:span></text:span><text:span text:style-name="Strong"><text:span text:style-name="T3"> y </text:span></text:span><text:span text:style-name="Strong"><text:span text:style-name="T2">DOSemu</text:span></text:span><text:span text:style-name="Strong"><text:span text:style-name="T3"> son emuladores de código abierto que permiten ejecutar software para sistemas operativos de disco compatible con MS-DOS. Son programas de línea de comandos, pero también se han desarrollado interfaces gráficas para facilitar su uso. </text:span></text:span></text:p>
      <text:h text:style-name="P3" text:outline-level="2">Ejercicios</text:h>
      <text:p text:style-name="Standard">1. Instalar Virtualbox + máquina virtual</text:p>
      <text:p text:style-name="Standard">2. Instalar VM Ware + Máquina virtual</text:p>
      <text:p text:style-name="Standard">3. Instalar WSL + Máquina virtual</text:p>
      <text:list xml:id="list763013230" text:style-name="WWNum7">
        <text:list-item>
          <text:p text:style-name="P9">Username: osboxes</text:p>
        </text:list-item>
        <text:list-item>
          <text:p text:style-name="P9">Password: osboxes.org</text:p>
        </text:list-item>
        <text:list-item>
          <text:p text:style-name="P9">Root Account Password: osboxes.org</text:p>
        </text:list-item>
      </text:list>
      <text:h text:style-name="Heading_20_2" text:outline-level="2"><text:soft-page-break/>Instalación y recursos</text:h>
      <text:p text:style-name="Standard">Compresor/decompresor 7zip: <text:a xlink:type="simple" xlink:href="https://www.7-zip.org/download.html" text:style-name="Internet_20_link" text:visited-style-name="Visited_20_Internet_20_Link"><text:span text:style-name="Internet_20_link">https://www.7-zip.org/download.html</text:span></text:a></text:p>
      <text:p text:style-name="Standard">VirtualBox: <text:a xlink:type="simple" xlink:href="https://www.virtualbox.org/wiki/Downloads" text:style-name="Internet_20_link" text:visited-style-name="Visited_20_Internet_20_Link"><text:span text:style-name="Internet_20_link">https://www.virtualbox.org/wiki/Downloads</text:span></text:a></text:p>
      <text:p text:style-name="Standard">VM Ware Workstation player: <text:a xlink:type="simple" xlink:href="https://www.vmware.com/es/products/workstation-player.html" text:style-name="Internet_20_link" text:visited-style-name="Visited_20_Internet_20_Link"><text:span text:style-name="Internet_20_link">https://www.vmware.com/es/products/workstation-player.html</text:span></text:a></text:p>
      <text:p text:style-name="Standard">Imágenes de Sistemas Operativos: <text:span text:style-name="Internet_20_link">https://www.osboxes.org/</text:span></text:p>
      <text:p text:style-name="Standard">S.O. en línea (requiere máquina potente): <text:a xlink:type="simple" xlink:href="https://www.onworks.net/es/" text:style-name="Internet_20_link" text:visited-style-name="Visited_20_Internet_20_Link"><text:span text:style-name="Internet_20_link">https://www.onworks.net/es/</text:span></text:a></text:p>
      <text:p text:style-name="Standard">Instalar vbox: <text:a xlink:type="simple" xlink:href="https://github.com/JavGuerra/curso-bloque-2/blob/main/recursos/virtualbox.md" text:style-name="Internet_20_link" text:visited-style-name="Visited_20_Internet_20_Link"><text:span text:style-name="Internet_20_link">https://github.com/JavGuerra/curso-bloque-2/blob/main/recursos/virtualbox.md</text:span></text:a></text:p>
      <text:p text:style-name="Standard">Instalación y configuración de WSL: <text:a xlink:type="simple" xlink:href="https://terminaldelinux.com/terminal/wsl/instalacion-wsl/" text:style-name="Internet_20_link" text:visited-style-name="Visited_20_Internet_20_Link"><text:span text:style-name="Internet_20_link">https://terminaldelinux.com/terminal/wsl/instalacion-wsl/</text:span></text:a></text:p>
      <text:p text:style-name="Standard">Instalación de WSL: <text:span text:style-name="Internet_20_link">https://www.adslzone.net/esenciales/windows/linux-subsistema-windows/</text:span></text:p>
      <text:p text:style-name="Standard"/>
      <text:h text:style-name="Heading_20_2" text:outline-level="2">Uso de VM Ware player</text:h>
      <text:p text:style-name="Text_20_body">Para reemplazar el archivo VMDK, sigue estos pasos:</text:p>
      <text:list xml:id="list1161504735" text:style-name="WWNum6">
        <text:list-item>
          <text:p text:style-name="P11">Crea una nueva máquina virtual en VMware Workstation Player.</text:p>
        </text:list-item>
        <text:list-item>
          <text:p text:style-name="P11">Cuando se te pida seleccionar un disco duro, elige crear uno nuevo.</text:p>
        </text:list-item>
        <text:list-item>
          <text:p text:style-name="P11">Una vez creada la máquina virtual, busca la carpeta donde se guardan los archivos de la máquina virtual. Por lo general, está en el directorio de documentos del usuario, bajo una subcarpeta llamada "Virtual Machines" o similar.</text:p>
        </text:list-item>
        <text:list-item>
          <text:p text:style-name="P11">Encuentra el archivo .vmdk de la nueva máquina virtual y reemplázalo con el archivo .vmdk de Debian que deseas usar.</text:p>
        </text:list-item>
        <text:list-item>
          <text:p text:style-name="P11">Edita el archivo de configuración (.vmx) de la máquina virtual para ajustar cualquier referencia al nombre del archivo .vmdk antiguo. Asegúrate de cerrar VMware Player antes de hacer estos cambios.</text:p>
        </text:list-item>
        <text:list-item>
          <text:p text:style-name="P11">Reinicia VMware Player y selecciona la máquina virtual recién configurada para iniciarl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Open Sans ExtraBold" svg:font-family="'Open Sans ExtraBold'" style:font-family-generic="roman" style:font-pitch="variable"/>
    <style:font-face style:name="Open Sans ExtraBold1" svg:font-family="'Open Sans ExtraBold'" style:font-family-generic="system" style:font-pitch="variable"/>
    <style:font-face style:name="Open Sans Light" svg:font-family="'Open Sans Light'" style:font-family-generic="roman" style:font-pitch="variable"/>
    <style:font-face style:name="Open Sans Light1" svg:font-family="'Open Sans Ligh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style:use-window-font-color="true" loext:opacity="0%" style:font-name="Arial" fo:font-family="Arial" style:font-family-generic="roman" style:font-pitch="variable" fo:font-size="10.5pt" fo:language="es" fo:country="ES" style:letter-kerning="false" style:font-name-asian="Calibri1" style:font-family-asian="Calibri" style:font-family-generic-asian="system" style:font-pitch-asian="variable" style:font-size-asian="10.5pt" style:language-asian="en" style:country-asian="US" style:font-name-complex="Arial1" style:font-family-complex="Arial"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text-properties fo:text-transform="uppercase" fo:color="#c00000" loext:opacity="100%" fo:font-size="12pt" fo:font-weight="bold" style:font-size-asian="12pt" style:font-weight-asian="bold" style:font-size-complex="12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423cm" style:contextual-spacing="false" fo:keep-together="always" fo:padding-left="0cm" fo:padding-right="0cm" fo:padding-top="0cm" fo:padding-bottom="0.035cm" fo:border-left="none" fo:border-right="none" fo:border-top="none" fo:border-bottom="2.24pt solid #c00000" fo:keep-with-next="always"/>
      <style:text-properties fo:color="#c00000"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left="0cm" fo:margin-right="0cm" fo:margin-top="0.071cm" fo:margin-bottom="0.212cm" style:contextual-spacing="false" fo:keep-together="always" fo:text-indent="0.25cm" style:auto-text-indent="false" fo:padding-left="0cm" fo:padding-right="0cm" fo:padding-top="0cm" fo:padding-bottom="0.035cm" fo:border-left="none" fo:border-right="none" fo:border-top="none" fo:border-bottom="0.51pt solid #c00000" fo:keep-with-next="always"/>
      <style:text-properties fo:color="#c00000" loext:opacity="100%"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212cm" fo:margin-bottom="0.282cm" style:contextual-spacing="false"/>
      <style:text-properties fo:color="#c00000" loext:opacity="100%" fo:font-style="italic" style:font-style-asian="italic" style:font-style-complex="italic" style:font-weight-complex="bold"/>
    </style:style>
    <style:style style:name="Heading_20_5" style:display-name="Heading 5" style:family="paragraph" style:parent-style-name="Standard" style:next-style-name="Standard" loext:linked-style-name="Título_20_5_20_Car" style:default-outline-level="5" style:list-style-name="WWNum1" style:list-level="1" style:class="text">
      <style:paragraph-properties fo:margin-top="0.071cm" fo:margin-bottom="0.423cm" style:contextual-spacing="false" fo:keep-together="always" fo:keep-with-next="always"/>
      <style:text-properties fo:color="#0d0d0d"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font-size-complex="11pt"/>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353cm" fo:margin-bottom="0cm" style:contextual-spacing="false" fo:line-height="115%" fo:keep-together="always" fo:keep-with-next="always"/>
      <style:text-properties fo:color="#40404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next-style-name="Text_20_body" loext:linked-style-name="Título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caption1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loext:linked-style-name="Subtítulo_20_Car" style:class="chapter">
      <style:paragraph-properties fo:margin-top="0cm" fo:margin-bottom="0cm" style:contextual-spacing="false" fo:line-height="100%"/>
      <style:text-properties fo:color="#5a5a5a"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font-size-complex="10pt"/>
    </style:style>
    <style:style style:name="No_20_Spacing" style:display-name="No Spacing" style:family="paragraph">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Arial" fo:font-family="Arial" style:font-family-generic="roman" style:font-pitch="variable" fo:font-size="10.5pt" fo:language="es" fo:country="ES" style:letter-kerning="false" style:font-name-asian="Calibri1" style:font-family-asian="Calibri" style:font-family-generic-asian="system" style:font-pitch-asian="variable" style:font-size-asian="10.5pt" style:language-asian="en" style:country-asian="US" style:font-name-complex="Arial1" style:font-family-complex="Arial" style:font-family-generic-complex="system" style:font-pitch-complex="variable" style:font-size-complex="10.5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loext:linked-style-name="Texto_20_comentario_20_Car">
      <style:paragraph-properties fo:line-height="100%"/>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0pt"/>
    </style:style>
    <style:style style:name="index_20_heading1" style:display-name="index heading1" style:family="paragraph" style:parent-style-name="Title"/>
    <style:style style:name="index_20_heading2" style:display-name="index heading2"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top="0.423cm" fo:margin-bottom="0cm" style:contextual-spacing="false" fo:text-align="start" style:justify-single-word="false" fo:keep-together="always" fo:keep-with-next="always"/>
      <style:text-properties fo:font-variant="normal" fo:text-transform="none" fo:color="#2f5496" loext:opacity="100%" style:font-name="Calibri Light" fo:font-family="'Calibri Light'" style:font-family-generic="roman" style:font-pitch="variable" fo:font-size="16pt" fo:font-weight="normal" style:font-name-asian="F" style:font-family-generic-asian="system" style:font-pitch-asian="variable" style:font-size-asian="16pt" style:language-asian="es" style:country-asian="ES" style:font-weight-asian="normal" style:font-name-complex="F" style:font-family-generic-complex="system" style:font-pitch-complex="variable" style:font-size-complex="16pt"/>
    </style:style>
    <style:style style:name="Contents_20_2" style:display-name="Contents 2" style:family="paragraph" style:parent-style-name="Standard" style:next-style-name="Standard" style:auto-update="true" style:class="index">
      <style:paragraph-properties fo:margin-left="0.353cm" fo:margin-right="0cm" fo:margin-top="0cm" fo:margin-bottom="0.176cm" style:contextual-spacing="false" fo:text-indent="0cm" style:auto-text-indent="false"/>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1pt"/>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text-indent="0cm" style:auto-text-indent="false"/>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1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annotation_20_subject" style:display-name="annotation subject" style:family="paragraph" style:parent-style-name="annotation_20_text" style:next-style-name="annotation_20_text" loext:linked-style-name="Asunto_20_del_20_comentario_20_Car">
      <style:text-properties style:font-name="Arial" fo:font-family="Arial" style:font-family-generic="roman" style:font-pitch="variable" fo:language="es" fo:country="ES" fo:font-weight="bold" style:font-weight-asian="bold" style:font-name-complex="Arial1" style:font-family-complex="Arial" style:font-family-generic-complex="system" style:font-pitch-complex="variable" style:font-weight-complex="bold"/>
    </style:style>
    <style:style style:name="Preformatted_20_Text" style:display-name="Preformatted Text" style:family="paragraph" style:parent-style-name="Standard" style:class="html">
      <style:paragraph-properties fo:margin-top="0cm" fo:margin-bottom="0cm" style:contextual-spacing="false" fo:line-height="100%" fo:text-align="start" style:justify-single-word="false" style:vertical-align="baseline"/>
      <style:text-properties style:font-name="Liberation Mono" fo:font-family="'Liberation Mono'" style:font-family-generic="roman" style:font-pitch="variable" fo:font-size="10pt" style:letter-kerning="true" style:font-name-asian="Noto Sans Mono CJK SC" style:font-family-asian="'Noto Sans Mono CJK SC'" style:font-family-generic-asian="system" style:font-pitch-asian="variable" style:font-size-asian="10pt" style:language-asian="zh" style:country-asian="CN" style:font-name-complex="Liberation Mono1" style:font-family-complex="'Liberation Mono'" style:font-family-generic-complex="system" style:font-pitch-complex="variable" style:font-size-complex="10pt" style:language-complex="hi" style:country-complex="IN"/>
    </style:style>
    <style:style style:name="Tabla_20_normal1" style:display-name="Tabla normal1" style:family="paragraph">
      <style:paragraph-properties fo:margin-top="0cm" fo:margin-bottom="0.282cm" style:contextual-spacing="false" fo:line-height="10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true"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fo:hyphenate="true" fo:hyphenation-remain-char-count="2" fo:hyphenation-push-char-count="2" loext:hyphenation-no-caps="false"/>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Énfasis1" style:family="text" style:parent-style-name="Default_20_Paragraph_20_Font">
      <style:text-properties fo:font-style="italic" style:font-style-asian="italic" style:font-style-complex="italic"/>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9_20_Car" style:display-name="Título 9 Car" style:family="text" style:parent-style-name="Default_20_Paragraph_20_Font">
      <style:text-properties fo:color="#40404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Book_20_Title" style:display-name="Book Title" style:family="text" style:parent-style-name="Default_20_Paragraph_20_Font">
      <style:text-properties fo:text-transform="uppercase" style:font-name="Open Sans ExtraBold" fo:font-family="'Open Sans ExtraBold'" style:font-family-generic="roman" style:font-pitch="variable" fo:font-size="36pt" fo:letter-spacing="0.009cm" fo:font-weight="bold" style:font-size-asian="36pt" style:font-weight-asian="bold" style:font-name-complex="Open Sans ExtraBold1" style:font-family-complex="'Open Sans ExtraBold'" style:font-family-generic-complex="system" style:font-pitch-complex="variable" style:font-style-complex="italic" style:font-weight-complex="bold"/>
    </style:style>
    <style:style style:name="Subtítulo_20_Car" style:display-name="Subtítulo Car" style:family="text" style:parent-style-name="Default_20_Paragraph_20_Font">
      <style:text-properties fo:color="#5a5a5a"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font-size-complex="10pt"/>
    </style:style>
    <style:style style:name="Título_20_1_20_Car" style:display-name="Título 1 Car" style:family="text" style:parent-style-name="Default_20_Paragraph_20_Font">
      <style:text-properties fo:text-transform="uppercase" fo:color="#c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Título_20_3_20_Car" style:display-name="Título 3 Car" style:family="text" style:parent-style-name="Default_20_Paragraph_20_Font">
      <style:text-properties fo:color="#c00000"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ítulo_20_2_20_Car" style:display-name="Título 2 Car" style:family="text" style:parent-style-name="Default_20_Paragraph_20_Font">
      <style:text-properties fo:color="#c00000"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fo:color="#c00000" loext:opacity="100%" style:font-name="Arial" fo:font-family="Arial" style:font-family-generic="roman" style:font-pitch="variable" fo:font-size="10.5pt" fo:font-style="italic" style:font-size-asian="10.5pt" style:font-style-asian="italic" style:font-name-complex="Arial1" style:font-family-complex="Arial" style:font-family-generic-complex="system" style:font-pitch-complex="variable" style:font-size-complex="10.5pt" style:font-style-complex="italic" style:font-weight-complex="bold"/>
    </style:style>
    <style:style style:name="Título_20_5_20_Car" style:display-name="Título 5 Car" style:family="text" style:parent-style-name="Default_20_Paragraph_20_Font">
      <style:text-properties fo:color="#0d0d0d"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style>
    <style:style style:name="Mención_20_sin_20_resolver1" style:display-name="Mención sin resolver1" style:family="text" style:parent-style-name="Default_20_Paragraph_20_Font">
      <style:text-properties fo:color="#605e5c" loext:opacity="100%" fo:background-color="#e1dfdd"/>
    </style:style>
    <style:style style:name="Texto_20_comentario_20_Car" style:display-name="Texto comentario Car" style:family="text" style:parent-style-name="Default_20_Paragraph_20_Font" loext:linked-style-name="annotation_20_text">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Mención_20_sin_20_resolver2" style:display-name="Mención sin resolver2" style:family="text" style:parent-style-name="Default_20_Paragraph_20_Font">
      <style:text-properties fo:color="#605e5c" loext:opacity="100%" fo:background-color="#e1dfdd"/>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Asunto_20_del_20_comentario_20_Car" style:display-name="Asunto del comentario Car" style:family="text" style:parent-style-name="Texto_20_comentario_20_Car" loext:linked-style-name="annotation_20_subject">
      <style:text-properties style:font-name="Arial" fo:font-family="Arial" style:font-family-generic="roman" style:font-pitch="variable" fo:font-size="10pt" style:rfc-language-tag="es-ES-u-co-trad" fo:language="es" fo:country="ES" fo:font-weight="bold" style:font-size-asian="10pt" style:font-weight-asian="bold" style:font-name-complex="Arial1" style:font-family-complex="Arial" style:font-family-generic-complex="system" style:font-pitch-complex="variable" style:font-size-complex="10pt" style:font-weight-complex="bold"/>
    </style:style>
    <style:style style:name="Mención_20_sin_20_resolver3" style:display-name="Mención sin resolver3" style:family="text" style:parent-style-name="Default_20_Paragraph_20_Font">
      <style:text-properties fo:color="#605e5c" loext:opacity="100%" fo:background-color="#e1dfd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Bolo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
        <style:list-level-properties text:list-level-position-and-space-mode="label-alignment">
          <style:list-level-label-alignment text:label-followed-by="nothing"/>
        </style:list-level-properties>
      </text:list-level-style-number>
      <text:list-level-style-number text:level="2" text:style-name="ListLabel_20_65" style:num-format="">
        <style:list-level-properties text:list-level-position-and-space-mode="label-alignment">
          <style:list-level-label-alignment text:label-followed-by="nothing"/>
        </style:list-level-properties>
      </text:list-level-style-number>
      <text:list-level-style-number text:level="3" text:style-name="ListLabel_20_66" style:num-format="">
        <style:list-level-properties text:list-level-position-and-space-mode="label-alignment">
          <style:list-level-label-alignment text:label-followed-by="nothing"/>
        </style:list-level-properties>
      </text:list-level-style-number>
      <text:list-level-style-number text:level="4" text:style-name="ListLabel_20_67" style:num-format="">
        <style:list-level-properties text:list-level-position-and-space-mode="label-alignment">
          <style:list-level-label-alignment text:label-followed-by="nothing"/>
        </style:list-level-properties>
      </text:list-level-style-number>
      <text:list-level-style-number text:level="5" text:style-name="ListLabel_20_68" style:num-format="">
        <style:list-level-properties text:list-level-position-and-space-mode="label-alignment">
          <style:list-level-label-alignment text:label-followed-by="nothing"/>
        </style:list-level-properties>
      </text:list-level-style-number>
      <text:list-level-style-number text:level="6" text:style-name="ListLabel_20_69" style:num-format="">
        <style:list-level-properties text:list-level-position-and-space-mode="label-alignment">
          <style:list-level-label-alignment text:label-followed-by="nothing"/>
        </style:list-level-properties>
      </text:list-level-style-number>
      <text:list-level-style-number text:level="7" text:style-name="ListLabel_20_70" style:num-format="">
        <style:list-level-properties text:list-level-position-and-space-mode="label-alignment">
          <style:list-level-label-alignment text:label-followed-by="nothing"/>
        </style:list-level-properties>
      </text:list-level-style-number>
      <text:list-level-style-number text:level="8" text:style-name="ListLabel_20_71" style:num-format="">
        <style:list-level-properties text:list-level-position-and-space-mode="label-alignment">
          <style:list-level-label-alignment text:label-followed-by="nothing"/>
        </style:list-level-properties>
      </text:list-level-style-number>
      <text:list-level-style-number text:level="9" text:style-name="ListLabel_20_7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3cm" fo:margin-right="1.998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text:page-number></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0:38:00</meta:creation-date>
    <meta:initial-creator>Goodjob</meta:initial-creator>
    <dc:language>es-ES</dc:language>
    <meta:print-date>2023-11-15T06:37:00</meta:print-date>
    <dc:date>2024-07-22T12:27:40.732775284</dc:date>
    <meta:editing-cycles>26</meta:editing-cycles>
    <meta:editing-duration>PT2H42M41S</meta:editing-duration>
    <meta:generator>LibreOffice/7.3.7.2$Linux_X86_64 LibreOffice_project/30$Build-2</meta:generator>
    <meta:document-statistic meta:table-count="0" meta:image-count="0" meta:object-count="0" meta:page-count="3" meta:paragraph-count="65" meta:word-count="895" meta:character-count="6250" meta:non-whitespace-character-count="5448"/>
    <meta:user-defined meta:name="AppVersion">15.0000</meta:user-defined>
    <meta:user-defined meta:name="Company">HP Inc.</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